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8Num3">
      <style:paragraph-properties fo:text-align="justify" style:justify-single-word="false"/>
    </style:style>
    <style:style style:name="P6" style:family="paragraph" style:parent-style-name="Standard" style:list-style-name="WW8Num5">
      <style:paragraph-properties fo:text-align="justify" style:justify-single-word="false"/>
    </style:style>
    <style:style style:name="P7" style:family="paragraph" style:parent-style-name="Standard" style:list-style-name="WW8Num8">
      <style:paragraph-properties fo:text-align="justify" style:justify-single-word="false"/>
    </style:style>
    <style:style style:name="P8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9" style:family="paragraph" style:parent-style-name="Standard">
      <style:text-properties style:font-name="Courier New" fo:font-size="10pt" fo:language="ru" fo:country="RU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ru" fo:country="RU" style:font-size-asian="10pt" style:font-name-complex="Courier New" style:font-size-complex="10pt"/>
    </style:style>
    <style:style style:name="P11" style:family="paragraph" style:parent-style-name="Standard">
      <style:text-properties fo:language="ru" fo:country="RU"/>
    </style:style>
    <style:style style:name="P12" style:family="paragraph" style:parent-style-name="Standard">
      <style:text-properties fo:language="ru" fo:country="RU" fo:font-weight="bold" style:font-weight-asian="bold"/>
    </style:style>
    <style:style style:name="P13" style:family="paragraph" style:parent-style-name="Standard">
      <style:paragraph-properties fo:text-align="justify" style:justify-single-word="false"/>
      <style:text-properties fo:language="ru" fo:country="RU"/>
    </style:style>
    <style:style style:name="P14" style:family="paragraph" style:parent-style-name="Standard">
      <style:text-properties fo:color="#ff0000" style:font-name="Courier New" fo:font-size="10pt" style:font-size-asian="10pt" style:font-name-complex="Courier New" style:font-size-complex="10pt"/>
    </style:style>
    <style:style style:name="P15" style:family="paragraph" style:parent-style-name="Standard">
      <style:text-properties fo:color="#ff0000" style:font-name="Courier New" fo:font-size="10pt" fo:language="ru" fo:country="RU" style:font-size-asian="10pt" style:font-name-complex="Courier New" style:font-size-complex="10pt"/>
    </style:style>
    <style:style style:name="P16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7" style:family="paragraph" style:parent-style-name="Heading_20_1" style:master-page-name="Standard">
      <style:paragraph-properties style:page-number="auto"/>
    </style:style>
    <style:style style:name="P18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style:font-name="Courier New" fo:font-size="10pt" style:font-size-asian="10pt" style:font-name-complex="Courier New" style:font-size-complex="10pt"/>
    </style:style>
    <style:style style:name="T6" style:family="text">
      <style:text-properties style:font-name="Courier New" fo:font-size="10pt" fo:language="ru" fo:country="RU" style:font-size-asian="10pt" style:font-name-complex="Courier New" style:font-size-complex="10pt"/>
    </style:style>
    <style:style style:name="T7" style:family="text"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T8" style:family="text">
      <style:text-properties style:font-name="Courier New" fo:font-size="10pt" fo:font-style="italic" style:font-size-asian="10pt" style:font-style-asian="italic" style:font-name-complex="Courier New" style:font-size-complex="10pt"/>
    </style:style>
    <style:style style:name="T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" style:family="text">
      <style:text-properties style:font-name="Courier New" fo:font-style="italic" style:font-style-asian="italic" style:font-name-complex="Courier New"/>
    </style:style>
    <style:style style:name="T11" style:family="text">
      <style:text-properties style:font-name="Courier New" fo:font-weight="bold" style:font-weight-asian="bold" style:font-name-complex="Courier New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style:font-name-asian="Courier New"/>
    </style:style>
    <style:style style:name="T15" style:family="text">
      <style:text-properties fo:color="#ff0000"/>
    </style:style>
    <style:style style:name="T16" style:family="text">
      <style:text-properties fo:color="#ff0000" style:font-name="Courier New" fo:font-size="10pt" style:font-size-asian="10pt" style:font-name-complex="Courier New" style:font-size-complex="10pt"/>
    </style:style>
    <style:style style:name="T17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18" style:family="text">
      <style:text-properties fo:color="#ff0000" style:font-name="Courier New" fo:font-size="10pt" fo:language="ru" fo:country="RU" style:font-size-asian="10pt" style:font-name-complex="Courier New" style:font-size-complex="10pt"/>
    </style:style>
    <style:style style:name="T19" style:family="text">
      <style:text-properties fo:color="#ff0000" style:font-name="Courier New" fo:font-size="10pt" fo:language="ru" fo:country="RU" style:font-name-asian="Courier New" style:font-size-asian="10pt" style:font-name-complex="Courier New" style:font-size-complex="10pt"/>
    </style:style>
    <style:style style:name="T20" style:family="text">
      <style:text-properties fo:color="#0000ff" style:font-name="Courier New" fo:font-size="10pt" style:font-size-asian="10pt" style:font-name-complex="Courier New" style:font-size-complex="10pt"/>
    </style:style>
    <style:style style:name="T21" style:family="text">
      <style:text-properties fo:color="#0000ff" style:font-name="Courier New" fo:font-size="10pt" fo:font-style="italic" style:font-size-asian="10pt" style:font-style-asian="italic" style:font-name-complex="Courier New" style:font-size-complex="10pt"/>
    </style:style>
    <style:style style:name="T22" style:family="text">
      <style:text-properties officeooo:rsid="00169e45"/>
    </style:style>
    <style:style style:name="T23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style:writing-mode="lr-tb" draw:wrap-influence-on-position="once-successiv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-start text:name="__RefHeading___Toc11011_2115711697"/><text:span text:style-name="T22">TSL </text:span>Conditional Clauses<text:bookmark-end text:name="__RefHeading___Toc11011_2115711697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_Toc11011_2115711697" text:style-name="Index_20_Link" text:visited-style-name="Index_20_Link">TSL Conditional Clauses<text:tab/>1</text:a></text:p>
          <text:p text:style-name="P16"><text:a xlink:type="simple" xlink:href="#__RefHeading___Toc11013_2115711697" text:style-name="Index_20_Link" text:visited-style-name="Index_20_Link">Introduction<text:tab/>1</text:a></text:p>
          <text:p text:style-name="P16"><text:a xlink:type="simple" xlink:href="#__RefHeading___Toc11015_2115711697" text:style-name="Index_20_Link" text:visited-style-name="Index_20_Link">Structural Conditional Clauses<text:tab/>1</text:a></text:p>
          <text:p text:style-name="P16"><text:a xlink:type="simple" xlink:href="#__RefHeading___Toc11017_2115711697" text:style-name="Index_20_Link" text:visited-style-name="Index_20_Link">String Conditional Clauses<text:tab/>4</text:a></text:p>
        </text:index-body>
      </text:table-of-content>
      <text:p text:style-name="P3"><text:span text:style-name="T2"/></text:p>
      <text:p text:style-name="P3"/>
      <text:h text:style-name="Heading_20_2" text:outline-level="2"><text:bookmark-start text:name="__RefHeading___Toc11013_2115711697"/>Introduction<text:bookmark-end text:name="__RefHeading___Toc11013_2115711697"/></text:h>
      <text:p text:style-name="P2"/>
      <text:p text:style-name="P4">When describing a tool, it is often the case that the number of its parameters, their formats, appearance of the setup dialog or a command line dynamically depend on some external conditions or on current values of some tool’s parameters.</text:p>
      <text:p text:style-name="P4"/>
      <text:p text:style-name="P4">For example, some parameter A may be reasonable only if some other parameter’s B value is V. Otherwise it should not be passed into the command line and, naturally, neither be input in the setup dialog.</text:p>
      <text:p text:style-name="P4"/>
      <text:p text:style-name="P4">Another<text:span text:style-name="T3"> </text:span>sample<text:span text:style-name="T3">. </text:span>Many multi-lingual compilers (e.g. C/C++) contain language-dependent options. That is, when a C program is passed on input to such a compiler tool, all C++-specific parameters make no sense.</text:p>
      <text:p text:style-name="P4"/>
      <text:p text:style-name="P4">To support definition of such conditional properties, special syntactic clauses had been introduced in TSL. These clauses are of two kinds: string conditionals and structural conditionals.</text:p>
      <text:p text:style-name="Standard"/>
      <text:h text:style-name="Heading_20_2" text:outline-level="2"><text:bookmark-start text:name="__RefHeading___Toc11015_2115711697"/><text:span text:style-name="T1">Structural Conditional Clauses</text:span><text:bookmark-end text:name="__RefHeading___Toc11015_2115711697"/></text:h>
      <text:p text:style-name="P2"/>
      <text:p text:style-name="P4">Conditionals of this kind serve for conditional (de)activation of entire groups parameters and command lines.</text:p>
      <text:p text:style-name="P4"/>
      <text:p text:style-name="P4">In an XML-file, structural conditional clauses are specified with special XML tags. Their common syntax is:</text:p>
      <text:p text:style-name="P4"/>
      <text:p text:style-name="Standard"><text:span text:style-name="T6">&lt;</text:span><text:span text:style-name="T8">COND</text:span><text:span text:style-name="T6"> </text:span><text:span text:style-name="T5">param</text:span><text:span text:style-name="T6">1=”</text:span><text:span text:style-name="T5">value</text:span><text:span text:style-name="T6">1”</text:span></text:p>
      <text:p text:style-name="Standard"><text:span text:style-name="T7"><text:s text:c="6"/></text:span><text:span text:style-name="T5">param</text:span><text:span text:style-name="T6">2=”</text:span><text:span text:style-name="T5">value</text:span><text:span text:style-name="T6">2”</text:span></text:p>
      <text:p text:style-name="Standard"><text:span text:style-name="T7"><text:s text:c="6"/></text:span><text:span text:style-name="T5">...</text:span></text:p>
      <text:p text:style-name="P8"><text:span text:style-name="T14"><text:s text:c="6"/></text:span>paramN=”valueN”&gt;</text:p>
      <text:p text:style-name="P8"><text:span text:style-name="T14"><text:s text:c="3"/></text:span>...</text:p>
      <text:p text:style-name="Standard"><text:span text:style-name="T5">&lt;/</text:span><text:span text:style-name="T8">COND</text:span><text:span text:style-name="T5">&gt;</text:span></text:p>
      <text:p text:style-name="P8"/>
      <text:p text:style-name="P4"><text:soft-page-break/>Here <text:span text:style-name="T8">COND</text:span> is one of the words <text:span text:style-name="T5">”if”</text:span>, <text:span text:style-name="T5">”if-not”</text:span>, <text:span text:style-name="T5">”if-and”</text:span>. </text:p>
      <text:p text:style-name="P4"/>
      <text:p text:style-name="P4">The semantics of the <text:span text:style-name="T5">if</text:span>-clause is: its body (the text enclosed within the matching pair of <text:span text:style-name="T8">COND</text:span> tags) makes sense if and only if at least one of the <text:span text:style-name="T5">param</text:span><text:span text:style-name="T8">i</text:span> parameters’ current values is literally equal to the respective <text:span text:style-name="T5">value</text:span><text:span text:style-name="T8">i</text:span> (<text:span text:style-name="T10">i</text:span>=1..N). This clause may be also <text:s/>thought of as <text:span text:style-name="T5">if-or</text:span>-clause.</text:p>
      <text:p text:style-name="P4"/>
      <text:p text:style-name="P4">The semantics of the <text:span text:style-name="T5">if-not</text:span>-clause is the opposite: the element makes sense if and only if all current values of <text:span text:style-name="T5">param</text:span><text:span text:style-name="T8">i</text:span> parameters are not equal to their respective <text:span text:style-name="T5">value</text:span><text:span text:style-name="T8">i</text:span>.</text:p>
      <text:p text:style-name="P4"/>
      <text:p text:style-name="P4">The semantics of the <text:span text:style-name="T5">if-and</text:span>-clause is: the element makes sense if and only if all current values of <text:span text:style-name="T5">param</text:span><text:span text:style-name="T8">i</text:span> parameteres are literally equal to their respective <text:span text:style-name="T5">value</text:span><text:span text:style-name="T8">i</text:span>.</text:p>
      <text:p text:style-name="P4"/>
      <text:p text:style-name="P4">We will write <text:span text:style-name="T5">param=”value”</text:span>, meaning «the current value of parameter <text:span text:style-name="T5">param</text:span> is literally equal to <text:span text:style-name="T5">value</text:span>», and <text:span text:style-name="T5">param≠”value”</text:span>, meaning «the current value of parameter <text:span text:style-name="T5">param</text:span> is not equal to <text:span text:style-name="T5">value</text:span>». Similarly, we will write <text:span text:style-name="T5">param1=param2</text:span>, meaning «the current values of parameters <text:span text:style-name="T5">param1</text:span> and <text:span text:style-name="T5">param2 </text:span>are literally equal», and <text:span text:style-name="T5">param1≠param2</text:span>, meaning «the current values of parameters <text:span text:style-name="T5">param1</text:span> and <text:span text:style-name="T5">param2 </text:span>are not literally equal». <text:s/>(Note, however, that the last pair of expressions cannot be written as conditions in the structural conditional clause).</text:p>
      <text:p text:style-name="P4"/>
      <text:p text:style-name="P4">Conditional clauses may be nested. <text:s/>For example,</text:p>
      <text:p text:style-name="P11"/>
      <text:p text:style-name="Standard"><text:span text:style-name="T6">&lt;</text:span><text:span text:style-name="T5">if</text:span><text:span text:style-name="T6"> </text:span><text:span text:style-name="T5">param</text:span><text:span text:style-name="T6">1=”</text:span><text:span text:style-name="T5">value</text:span><text:span text:style-name="T6">1”&gt;</text:span></text:p>
      <text:p text:style-name="Standard"><text:span text:style-name="T7"><text:s text:c="2"/></text:span><text:span text:style-name="T5">&lt;if-and param2=”value2” </text:span></text:p>
      <text:p text:style-name="Standard"><text:span text:style-name="T9"><text:s text:c="10"/></text:span><text:span text:style-name="T5">param3=”value3”&gt;</text:span></text:p>
      <text:p text:style-name="Standard"><text:span text:style-name="T9"><text:s text:c="4"/></text:span><text:span text:style-name="T5">&lt;if-not param4=”value4”&gt;</text:span></text:p>
      <text:p text:style-name="P8"/>
      <text:p text:style-name="Standard"><text:span text:style-name="T9"><text:s text:c="6"/></text:span><text:span text:style-name="T5">&lt;parameter id=”ParamA” .../&gt;</text:span></text:p>
      <text:p text:style-name="P8"/>
      <text:p text:style-name="P8"><text:span text:style-name="T14"><text:s text:c="4"/></text:span>&lt;/if-not&gt;</text:p>
      <text:p text:style-name="Standard"><text:span text:style-name="T9"><text:s text:c="2"/></text:span><text:span text:style-name="T5">&lt;/if-and&gt;</text:span></text:p>
      <text:p text:style-name="P8">&lt;/if&gt;</text:p>
      <text:p text:style-name="P8"/>
      <text:p text:style-name="P4">In this case, <text:span text:style-name="T5">ParamA</text:span> will be defined only if conditions <text:span text:style-name="T5">param1=”value1”</text:span>, <text:span text:style-name="T5">param2=”value2”</text:span>, <text:span text:style-name="T5">param3=”value3”</text:span> and <text:span text:style-name="T5">param4≠”value4”</text:span> are all true.</text:p>
      <text:p text:style-name="P4"/>
      <text:p text:style-name="P4">Structural conditional clauses may be used in the following sections of a context definition:</text:p>
      <text:list xml:id="list8086306034405797339" text:style-name="WW8Num3">
        <text:list-item>
          <text:p text:style-name="P5">in the parameters sections;</text:p>
        </text:list-item>
        <text:list-item>
          <text:p text:style-name="P5">in the <text:span text:style-name="T5">input</text:span> section (setup dialog description);</text:p>
        </text:list-item>
        <text:list-item>
          <text:p text:style-name="P5">in the <text:span text:style-name="T5">output</text:span> section (command lines and command files description).</text:p>
        </text:list-item>
      </text:list>
      <text:p text:style-name="P4"/>
      <text:p text:style-name="P4">For example, defining a C/C++ compiler tool, in the respective project context we specify the parameter <text:span text:style-name="T5">UsedLanguage</text:span> of type<text:span text:style-name="T5"> Enum</text:span>, which can accept values <text:span text:style-name="T5">”C”</text:span> and <text:span text:style-name="T5">”C++”</text:span>. Then language-dependent parameters may be defined as follows:</text:p>
      <text:p text:style-name="P4"/>
      <text:p text:style-name="Standard"><text:span text:style-name="T16">&lt;if UsedLanguage=”C”&gt;</text:span></text:p>
      <text:p text:style-name="Standard"><text:soft-page-break/><text:span text:style-name="T9"><text:s text:c="2"/></text:span><text:span text:style-name="T5">&lt;parameter id=”ANSI_C_Compliant” .../&gt;</text:span></text:p>
      <text:p text:style-name="Standard"><text:span text:style-name="T9"><text:s text:c="2"/></text:span><text:span text:style-name="T5">&lt;parameter id=”Allow_CPP_Comments” .../&gt;</text:span></text:p>
      <text:p text:style-name="P9"><text:span text:style-name="T14"><text:s text:c="2"/></text:span>...</text:p>
      <text:p text:style-name="P14">&lt;/if&gt;</text:p>
      <text:p text:style-name="Standard"><text:span text:style-name="T16">&lt;if UsedLanguage=”C++”&gt;</text:span></text:p>
      <text:p text:style-name="Standard"><text:span text:style-name="T9"><text:s text:c="2"/></text:span><text:span text:style-name="T5">&lt;parameter id=”ANSI_CPP_Compliant” .../&gt;</text:span></text:p>
      <text:p text:style-name="Standard"><text:span text:style-name="T9"><text:s text:c="2"/></text:span><text:span text:style-name="T5">&lt;parameter id=”Enable_RTTI” .../&gt;</text:span></text:p>
      <text:p text:style-name="P9"><text:span text:style-name="T14"><text:s text:c="2"/></text:span>...</text:p>
      <text:p text:style-name="P14">&lt;/if&gt;</text:p>
      <text:p text:style-name="Standard"><text:span text:style-name="T6">&lt;!—</text:span><text:span text:style-name="T5">Common parameters</text:span><text:span text:style-name="T6"> --&gt;</text:span></text:p>
      <text:p text:style-name="P9">...</text:p>
      <text:p text:style-name="P9"/>
      <text:p text:style-name="P4">It is clear that these parameters must be included in or excluded from the setup dialog of this tool context. To do that, we can use conditional clauses in the <text:span text:style-name="T5">input</text:span> section, for example:</text:p>
      <text:p text:style-name="Standard"/>
      <text:p text:style-name="Standard"><text:span text:style-name="T5">&lt;input&gt;</text:span></text:p>
      <text:p text:style-name="P8"><text:span text:style-name="T14"><text:s text:c="2"/></text:span>...</text:p>
      <text:p text:style-name="P8"><text:span text:style-name="T14"><text:s text:c="2"/></text:span>&lt;group ...&gt;</text:p>
      <text:p text:style-name="Standard"><text:span text:style-name="T9"><text:s text:c="4"/></text:span><text:span text:style-name="T5">...</text:span></text:p>
      <text:p text:style-name="Standard"><text:span text:style-name="T17"><text:s text:c="4"/></text:span><text:span text:style-name="T16">&lt;if UsedLanguage=”C”&gt;</text:span></text:p>
      <text:p text:style-name="Standard"><text:span text:style-name="T9"><text:s text:c="6"/>”</text:span><text:span text:style-name="T5">ANSI_C_Compliant”</text:span></text:p>
      <text:p text:style-name="Standard"><text:span text:style-name="T9"><text:s text:c="6"/>”</text:span><text:span text:style-name="T5">Allow_CPP_Comments”</text:span></text:p>
      <text:p text:style-name="Standard"><text:span text:style-name="T9"><text:s text:c="6"/></text:span><text:span text:style-name="T5">...</text:span></text:p>
      <text:p text:style-name="Standard"><text:span text:style-name="T17"><text:s text:c="4"/></text:span><text:span text:style-name="T16">&lt;/if&gt;</text:span></text:p>
      <text:p text:style-name="Standard"><text:span text:style-name="T17"><text:s text:c="4"/></text:span><text:span text:style-name="T16">&lt;if UsedLanguage=”C++”&gt;</text:span></text:p>
      <text:p text:style-name="Standard"><text:span text:style-name="T9"><text:s text:c="6"/>”</text:span><text:span text:style-name="T5">ANSI_CPP_Compliant”</text:span></text:p>
      <text:p text:style-name="Standard"><text:span text:style-name="T9"><text:s text:c="6"/>”</text:span><text:span text:style-name="T5">Enable_RTTI”</text:span></text:p>
      <text:p text:style-name="Standard"><text:span text:style-name="T19"><text:s text:c="4"/></text:span><text:span text:style-name="T18">&lt;/</text:span><text:span text:style-name="T16">if</text:span><text:span text:style-name="T18">&gt;</text:span></text:p>
      <text:p text:style-name="P9"><text:span text:style-name="T14"><text:s text:c="4"/></text:span>...</text:p>
      <text:p text:style-name="Standard"><text:span text:style-name="T7"><text:s text:c="2"/></text:span><text:span text:style-name="T6">&lt;/</text:span><text:span text:style-name="T5">group</text:span><text:span text:style-name="T6">&gt;</text:span></text:p>
      <text:p text:style-name="P9"><text:span text:style-name="T14"><text:s text:c="2"/></text:span>...</text:p>
      <text:p text:style-name="Standard"><text:span text:style-name="T6">&lt;/</text:span><text:span text:style-name="T5">input</text:span><text:span text:style-name="T6">&gt;</text:span></text:p>
      <text:p text:style-name="P9"/>
      <text:p text:style-name="Standard">Or switch on/off the entire groups of parameters:</text:p>
      <text:p text:style-name="Standard"/>
      <text:p text:style-name="Standard"><text:span text:style-name="T5">&lt;input&gt;</text:span></text:p>
      <text:p text:style-name="P8"><text:span text:style-name="T14"><text:s text:c="2"/></text:span>...</text:p>
      <text:p text:style-name="P14"><text:span text:style-name="T14"><text:s text:c="2"/></text:span>&lt;if UsedLanguage=”C”&gt;</text:p>
      <text:p text:style-name="Standard"><text:span text:style-name="T9"><text:s text:c="4"/></text:span><text:span text:style-name="T5">&lt;group name=”CParams” label=”C specific options”&gt;</text:span></text:p>
      <text:p text:style-name="Standard"><text:span text:style-name="T9"><text:s text:c="6"/>”</text:span><text:span text:style-name="T5">ANSI_C_Compliant”</text:span></text:p>
      <text:p text:style-name="Standard"><text:span text:style-name="T9"><text:s text:c="6"/>”</text:span><text:span text:style-name="T5">Allow_CPP_Comments”</text:span></text:p>
      <text:p text:style-name="Standard"><text:span text:style-name="T9"><text:s text:c="6"/></text:span><text:span text:style-name="T5">...</text:span></text:p>
      <text:p text:style-name="Standard"><text:span text:style-name="T9"><text:s text:c="4"/></text:span><text:span text:style-name="T5">&lt;/group&gt;</text:span></text:p>
      <text:p text:style-name="P14"><text:span text:style-name="T14"><text:s text:c="2"/></text:span>&lt;/if&gt;</text:p>
      <text:p text:style-name="P14"><text:span text:style-name="T14"><text:s text:c="2"/></text:span>&lt;if UsedLanguage=”C++”&gt;</text:p>
      <text:p text:style-name="P8"><text:span text:style-name="T14"><text:s text:c="4"/></text:span>&lt;group name=”CPPParams” label=”C++ specific options”&gt;</text:p>
      <text:p text:style-name="Standard"><text:span text:style-name="T9"><text:s text:c="6"/>”</text:span><text:span text:style-name="T5">ANSI_CPP_Compliant”</text:span></text:p>
      <text:p text:style-name="Standard"><text:span text:style-name="T9"><text:s text:c="6"/>”</text:span><text:span text:style-name="T5">Enable_RTTI”</text:span></text:p>
      <text:p text:style-name="P8"><text:span text:style-name="T14"><text:s text:c="4"/></text:span>...</text:p>
      <text:p text:style-name="Standard"><text:span text:style-name="T9"><text:s text:c="4"/></text:span><text:span text:style-name="T5">&lt;/group&gt;</text:span></text:p>
      <text:p text:style-name="P14"><text:span text:style-name="T14"><text:s text:c="2"/></text:span>&lt;/if&gt;</text:p>
      <text:p text:style-name="P8"><text:span text:style-name="T14"><text:s text:c="2"/></text:span>...</text:p>
      <text:p text:style-name="Standard"><text:span text:style-name="T5">&lt;/input&gt;</text:span></text:p>
      <text:p text:style-name="P8"/>
      <text:p text:style-name="P4"><text:soft-page-break/>Similarly, conditional parameters can modify the command line of the compiler, for example:</text:p>
      <text:p text:style-name="Standard"/>
      <text:p text:style-name="P8">&lt;output&gt;</text:p>
      <text:p text:style-name="Standard"><text:span text:style-name="T9"><text:s text:c="2"/></text:span><text:span text:style-name="T5">&lt;line name = "CommandLine"&gt;</text:span></text:p>
      <text:p text:style-name="Standard"><text:span text:style-name="T17"><text:s text:c="4"/></text:span><text:span text:style-name="T16">&lt;if UsedLanguage=”C”&gt;</text:span></text:p>
      <text:p text:style-name="Standard"><text:span text:style-name="T9"><text:s text:c="6"/>”</text:span><text:span text:style-name="T5">%ANSI_C_Compliant”</text:span></text:p>
      <text:p text:style-name="Standard"><text:span text:style-name="T9"><text:s text:c="6"/>”</text:span><text:span text:style-name="T5">%Allow_CPP_Comments”</text:span></text:p>
      <text:p text:style-name="Standard"><text:span text:style-name="T9"><text:s text:c="6"/></text:span><text:span text:style-name="T5">...</text:span></text:p>
      <text:p text:style-name="Standard"><text:span text:style-name="T17"><text:s text:c="4"/></text:span><text:span text:style-name="T16">&lt;/if&gt;</text:span></text:p>
      <text:p text:style-name="Standard"><text:span text:style-name="T17"><text:s text:c="4"/></text:span><text:span text:style-name="T16">&lt;if UsedLanguage=”C++”&gt;</text:span></text:p>
      <text:p text:style-name="Standard"><text:span text:style-name="T9"><text:s text:c="6"/>”</text:span><text:span text:style-name="T5">%ANSI_CPP_Compliant”</text:span></text:p>
      <text:p text:style-name="Standard"><text:span text:style-name="T9"><text:s text:c="6"/>”</text:span><text:span text:style-name="T5">%Enable_RTTI”</text:span></text:p>
      <text:p text:style-name="Standard"><text:span text:style-name="T9"><text:s text:c="6"/></text:span><text:span text:style-name="T5">...</text:span></text:p>
      <text:p text:style-name="Standard"><text:span text:style-name="T17"><text:s text:c="4"/></text:span><text:span text:style-name="T16">&lt;/if&gt;</text:span></text:p>
      <text:p text:style-name="Standard"><text:span text:style-name="T9"><text:s text:c="4"/></text:span><text:span text:style-name="T5">...</text:span></text:p>
      <text:p text:style-name="Standard"><text:span text:style-name="T9"><text:s text:c="2"/></text:span><text:span text:style-name="T5">&lt;/line&gt;</text:span></text:p>
      <text:p text:style-name="P8"><text:span text:style-name="T14"><text:s text:c="2"/></text:span>...</text:p>
      <text:p text:style-name="Standard"><text:span text:style-name="T5">&lt;output&gt;</text:span></text:p>
      <text:p text:style-name="P9"/>
      <text:p text:style-name="P4">If necessary, the whole <text:span text:style-name="T5">&lt;line&gt; </text:span>section may be put into a conditional clause.</text:p>
      <text:p text:style-name="Standard"/>
      <text:h text:style-name="Heading_20_2" text:outline-level="2"><text:bookmark-start text:name="__RefHeading___Toc11017_2115711697"/>String Conditional Clauses<text:bookmark-end text:name="__RefHeading___Toc11017_2115711697"/></text:h>
      <text:p text:style-name="P12"/>
      <text:p text:style-name="P4">In many cases it is necessary to introduce a conditional parameter, whose properties depend on other parameters. Using structural conditionals for that may be unsuitable: they are cumbersome and may require duplication or even numerous replication of definitions. Finally, structure conditionals are not flexible enough to represent arbitrary conditions.</text:p>
      <text:p text:style-name="P4"/>
      <text:p text:style-name="P4">String conditional clauses are free of these disadvantages and are purposed for specification of conditional attributes of parameters, such as default values.</text:p>
      <text:p text:style-name="P4"/>
      <text:p text:style-name="P4">A <text:span text:style-name="T13">string conditional clause</text:span> is specified by either of two kinds of strings:</text:p>
      <text:p text:style-name="P4"/>
      <text:list xml:id="list8093188962551910786" text:style-name="WW8Num5">
        <text:list-item>
          <text:p text:style-name="P6"><text:span text:style-name="T9">”</text:span><text:span text:style-name="T5">?</text:span><text:span text:style-name="T20">strS</text:span><text:span text:style-name="T5">: </text:span><text:span text:style-name="T20">str1</text:span><text:span text:style-name="T5">=</text:span><text:span text:style-name="T20">res1</text:span><text:span text:style-name="T5">, … , </text:span><text:span text:style-name="T20">strN</text:span><text:span text:style-name="T5">=</text:span><text:span text:style-name="T20">resN</text:span><text:span text:style-name="T11">[</text:span><text:span text:style-name="T8">, </text:span><text:span text:style-name="T20">resDef</text:span><text:span text:style-name="T11">]</text:span><text:span text:style-name="T5">”</text:span></text:p>
        </text:list-item>
        <text:list-item>
          <text:p text:style-name="P6"><text:span text:style-name="T9">”</text:span><text:span text:style-name="T6">?</text:span><text:span text:style-name="T20">condition</text:span><text:span text:style-name="T6">: </text:span><text:span text:style-name="T20">resT</text:span><text:span text:style-name="T6">, </text:span><text:span text:style-name="T20">resF</text:span><text:span text:style-name="T5">”</text:span></text:p>
        </text:list-item>
      </text:list>
      <text:p text:style-name="P10"/>
      <text:p text:style-name="P4">All fields <text:span text:style-name="T20">str</text:span><text:span text:style-name="T21">X</text:span> and <text:span text:style-name="T20">res</text:span><text:span text:style-name="T21">X</text:span><text:span text:style-name="T20"> </text:span>are arbitrary strings written unquoted. The bounds of these strings are determined by expected preceding and subsequent separator characters in the conditional clause pattern; therefore, the terminating separator should better be not used within a string. Besides, leading and final blanks are cut (however, internal blanks are preserved and are significant at string comparison). Thus, non-significant blanks may be inserted for readability only before and after separators. The <text:span text:style-name="T5">”?”</text:span> sign (used to recognize the string as a conditional) must be always the first character in it.</text:p>
      <text:p text:style-name="P4"/>
      <text:p text:style-name="P4">The <text:span text:style-name="T20">condition</text:span> is written as a conventional logical expression:</text:p>
      <text:list xml:id="list6898808441556974054" text:style-name="WW8Num8">
        <text:list-item>
          <text:p text:style-name="P7">elementary comparisons – pairs of kind <text:span text:style-name="T20">str</text:span><text:span text:style-name="T21">A</text:span><text:span text:style-name="T5">=</text:span><text:span text:style-name="T20">str</text:span><text:span text:style-name="T21">B</text:span> or <text:span text:style-name="T20">str</text:span><text:span text:style-name="T21">A</text:span><text:span text:style-name="T5">#</text:span><text:span text:style-name="T20">str</text:span><text:span text:style-name="T21">B</text:span>;</text:p>
        </text:list-item>
        <text:list-item>
          <text:p text:style-name="P7"><text:soft-page-break/>a condition is build of elementary comparisons and logical connectives <text:span text:style-name="T5">”|”</text:span> (OR) and <text:s/><text:span text:style-name="T5">”^”</text:span> (AND) using parentheses to modify priorities of connectives. </text:p>
        </text:list-item>
      </text:list>
      <text:p text:style-name="P4"/>
      <text:p text:style-name="P4">Within string fields <text:span text:style-name="T20">str</text:span><text:span text:style-name="T21">X</text:span> and<text:span text:style-name="T5"> </text:span><text:span text:style-name="T20">res</text:span><text:span text:style-name="T21">X</text:span>, generators <text:span text:style-name="T5">%</text:span><text:span text:style-name="T20">param</text:span> may be used to substitute current values of parameters into the field. It is their usage that brings non-trivial sense to a conditional expression.</text:p>
      <text:p text:style-name="P4"/>
      <text:p text:style-name="P4">Interpretation of a conditional expression works as subsequent expansion of all parameters-generators in strings, performing a series of comparisons of the resulting strings and outputting some string as a <text:span text:style-name="T12">result </text:span>of that conditional expression.</text:p>
      <text:p text:style-name="P4"/>
      <text:p text:style-name="P4">The conditional expression of type 1 is interpreted as a conventional select-by-parameter statement. After expanding all generators, the string <text:span text:style-name="T20">strS</text:span> is subsequently compared with all <text:span text:style-name="T12">selector </text:span>strings <text:span text:style-name="T20">str</text:span><text:span text:style-name="T21">k</text:span>. If comparison with <text:span text:style-name="T12">i</text:span>-th selector was <text:span text:style-name="T12">successful</text:span> (no distinctions found), the value of the respective result string <text:span text:style-name="T20">res</text:span><text:span text:style-name="T21">i </text:span>becomes the result of the whole expression. If none of comparisons succeeded, but the <text:span text:style-name="T20">resDef</text:span> string is present, it becomes the result. If <text:span text:style-name="T20">resDef</text:span><text:span text:style-name="T5"> is</text:span> not specified, the result is an empty string.</text:p>
      <text:p text:style-name="P4"/>
      <text:p text:style-name="P4">The conditional expression of type 2 may be used in cases when the result string depends on several parameters in a complex manner. It is interpreted as follows: first, <text:span text:style-name="T20">condition </text:span>is evaluated; if it is true, the result is <text:span text:style-name="T20">resT</text:span> string, otherwise <text:span text:style-name="T20">resF</text:span>.</text:p>
      <text:p text:style-name="P4"/>
      <text:p text:style-name="P4">Some<text:span text:style-name="T3"> </text:span>samples:</text:p>
      <text:p text:style-name="P13"/>
      <text:p text:style-name="P4"><text:span text:style-name="T3">1) </text:span>Expression<text:span text:style-name="T3">:</text:span></text:p>
      <text:p text:style-name="P13"/>
      <text:p text:style-name="P4"><text:span text:style-name="T5">?%MyParam: %AnotherParam=Fred, MyValue=Wilma, Barney</text:span></text:p>
      <text:p text:style-name="P10"/>
      <text:p text:style-name="P4">evaluates to<text:span text:style-name="T5">”Fred”</text:span> if <text:span text:style-name="T5">MyParam=AnotherParam</text:span>. Otherwise, if <text:span text:style-name="T5">MyParam=”MyValue”</text:span>, the result is<text:span text:style-name="T5">”Wilma”</text:span>, otherwise <text:span text:style-name="T5">”Barney”</text:span>.</text:p>
      <text:p text:style-name="P4"/>
      <text:p text:style-name="P4"><text:span text:style-name="T3">2) </text:span>Expression<text:span text:style-name="T3">:</text:span></text:p>
      <text:p text:style-name="P11"/>
      <text:p text:style-name="Standard"><text:span text:style-name="T5">?(%par1 = %par2 | par3 = foo) ^ %par4 # bar: Fred, Wilma</text:span></text:p>
      <text:p text:style-name="P8"/>
      <text:p text:style-name="P4">evaluates to <text:span text:style-name="T5">”Fred”</text:span>, if either <text:span text:style-name="T5">par1=par2</text:span> or <text:span text:style-name="T5">par4≠”bar”</text:span>, or <text:span text:style-name="T5">par3=”foo”</text:span>, and <text:span text:style-name="T5">par4≠”bar”</text:span>. Otherwise the result is <text:span text:style-name="T5">”Wilma”</text:span>.</text:p>
      <text:p text:style-name="P4"/>
      <text:p text:style-name="P4">String contitional clauses are allowed in the following attributes of parameters: <text:span text:style-name="T5">default</text:span>, <text:span text:style-name="T5">omit</text:span>, <text:span text:style-name="T5">visible</text:span> and <text:span text:style-name="T5">readonly</text:span>.</text:p>
      <text:p text:style-name="P4"><text:s/></text:p>
      <text:p text:style-name="P4">For example, in our sample C/C++ compiler tool we may need a parameter defining an extension for input file. It can be specified as<text:span text:style-name="T3">:</text:span></text:p>
      <text:p text:style-name="P11"/>
      <text:p text:style-name="P8">&lt;parameter id=”SourceExtension”</text:p>
      <text:p text:style-name="Standard"><text:span text:style-name="T9"><text:s text:c="11"/></text:span><text:span text:style-name="T5">default=”</text:span><text:span text:style-name="T16">%?UsedLanguage=C:</text:span><text:span text:style-name="T5"> c</text:span><text:span text:style-name="T16">,</text:span><text:span text:style-name="T5"> cpp”</text:span></text:p>
      <text:p text:style-name="Standard"><text:span text:style-name="T9"><text:s text:c="11"/></text:span><text:span text:style-name="T5">.../&gt;</text:span></text:p>
      <text:p text:style-name="P8"><text:soft-page-break/></text:p>
      <text:p text:style-name="Standard">Or as:</text:p>
      <text:p text:style-name="Standard"/>
      <text:p text:style-name="P8">&lt;parameter id=”SourceExtension”</text:p>
      <text:p text:style-name="Standard"><text:span text:style-name="T9"><text:s text:c="11"/></text:span><text:span text:style-name="T5">default=”</text:span><text:span text:style-name="T16">%?UsedLanguage: C=</text:span><text:span text:style-name="T5">c</text:span><text:span text:style-name="T16">, C++=</text:span><text:span text:style-name="T5">cpp”</text:span></text:p>
      <text:p text:style-name="P8"><text:span text:style-name="T14"><text:s text:c="11"/></text:span>.../&gt;</text:p>
      <text:p text:style-name="P8"/>
      <text:p text:style-name="P4">The same parameter could be specified with a structural conditional clause, but longer:</text:p>
      <text:p text:style-name="Standard"/>
      <text:p text:style-name="P14">&lt;if UsedLanguage=”C”&gt;</text:p>
      <text:p text:style-name="Standard"><text:span text:style-name="T9"><text:s text:c="2"/></text:span><text:span text:style-name="T5">&lt;parameter id=”SourceExtension”</text:span></text:p>
      <text:p text:style-name="Standard"><text:span text:style-name="T9"><text:s text:c="13"/></text:span><text:span text:style-name="T5">default=”c”</text:span></text:p>
      <text:p text:style-name="Standard"><text:span text:style-name="T9"><text:s text:c="13"/></text:span><text:span text:style-name="T5">.../&gt;</text:span></text:p>
      <text:p text:style-name="P14">&lt;/if&gt;</text:p>
      <text:p text:style-name="P14">&lt;if UsedLanguage=”C++”&gt;</text:p>
      <text:p text:style-name="Standard"><text:span text:style-name="T9"><text:s text:c="2"/></text:span><text:span text:style-name="T5">&lt;parameter id=”SourceExtension”</text:span></text:p>
      <text:p text:style-name="Standard"><text:span text:style-name="T9"><text:s text:c="13"/></text:span><text:span text:style-name="T5">default=”cpp”</text:span></text:p>
      <text:p text:style-name="Standard"><text:span text:style-name="T9"><text:s text:c="13"/></text:span><text:span text:style-name="T5">.../&gt;</text:span></text:p>
      <text:p text:style-name="P14">&lt;/if&gt;</text:p>
      <text:p text:style-name="P15"/>
      <text:p text:style-name="P4">and if any other attribute of the parameter ever needs modification, we will have to do it synchronously in both varia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urier New" fo:font-family="'Courier New'" style:font-family-generic="modern" fo:font-size="10pt" fo:language="ru" fo:country="RU" style:font-size-asian="10pt" style:font-name-complex="Courier New" style:font-family-complex="'Courier New'" style:font-family-generic-complex="modern" style:font-size-complex="10pt"/>
    </style:style>
    <style:style style:name="WW8Num5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0.748in" fo:text-indent="-0.248in" fo:margin-left="0.748in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48in" fo:text-indent="-0.248in" fo:margin-left="0.248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48in" fo:text-indent="-0.248in" fo:margin-left="0.748in"/>
        </style:list-level-properties>
        <style:text-properties style:font-name="Symbol"/>
      </text:list-level-style-bullet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48in" fo:text-indent="-0.248in" fo:margin-left="0.248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style:writing-mode="lr-tb" draw:wrap-influence-on-position="once-successiv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in" fo:margin-bottom="0.4917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083in" fo:margin-top="0.4693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5"><draw:text-box fo:min-height="0.0228in" fo:min-width="0in"><text:p text:style-name="Footer"><text:span text:style-name="Page_20_Number"><text:page-number text:select-page="current">6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Использование условных конструкций</dc:title>
    <meta:initial-creator>JEK</meta:initial-creator>
    <meta:creation-date>2006-04-27T07:52:00</meta:creation-date>
    <dc:date>2016-06-13T12:23:45.143929765</dc:date>
    <meta:print-date>2006-04-27T20:46:00</meta:print-date>
    <meta:editing-cycles>77</meta:editing-cycles>
    <meta:editing-duration>PT4H50M13S</meta:editing-duration>
    <meta:generator>LibreOffice/4.4.2.2$Linux_X86_64 LibreOffice_project/c4c7d32d0d49397cad38d62472b0bc8acff48dd6</meta:generator>
    <meta:document-statistic meta:table-count="0" meta:image-count="0" meta:object-count="0" meta:page-count="6" meta:paragraph-count="151" meta:word-count="1238" meta:character-count="8860" meta:non-whitespace-character-count="7425"/>
  </office:meta>
</office:document-meta>
</file>